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2063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1.9299in"/>
    </style:style>
    <style:style style:name="co8" style:family="table-column">
      <style:table-column-properties fo:break-before="auto" style:column-width="1.9583in"/>
    </style:style>
    <style:style style:name="ro1" style:family="table-row">
      <style:table-row-properties style:row-height="0.332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3398in" fo:break-before="auto" style:use-optimal-row-height="true"/>
    </style:style>
    <style:style style:name="ro9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Heading_20_1">
      <style:table-cell-properties fo:border-bottom="0.74pt solid #000000" fo:border-left="none" fo:border-right="0.74pt solid #000000" fo:border-top="none"/>
      <style:text-properties fo:font-size="22pt"/>
    </style:style>
    <style:style style:name="ce1" style:family="table-cell" style:parent-style-name="Heading_20_1">
      <style:table-cell-properties fo:border="0.74pt solid #000000"/>
    </style:style>
    <style:style style:name="ce2" style:family="table-cell" style:parent-style-name="Accent_20_3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4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8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3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9" style:family="table-cell" style:parent-style-name="Accent_20_3">
      <style:table-cell-properties fo:border-bottom="0.74pt solid #000000" style:text-align-source="fix" style:repeat-content="false" fo:border-left="2.01pt solid #000000" fo:padding-bottom="0.0138in" fo:padding-left="0.0417in" fo:padding-right="0.0138in" fo:padding-top="0.0138in" fo:border-right="0.74pt solid #000000" fo:border-top="0.74pt solid #000000" style:vertical-align="middle"/>
      <style:paragraph-properties fo:text-align="center"/>
    </style:style>
    <style:style style:name="ce20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end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38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36" style:family="table-cell" style:parent-style-name="Default" style:data-style-name="N11">
      <style:table-cell-properties fo:background-color="#ffff38" fo:border="0.74pt solid #000000" fo:padding-bottom="0.0138in" fo:padding-left="0.0138in" fo:padding-right="0.0417in" fo:padding-top="0.0138in"/>
      <style:text-properties fo:font-size="13pt" style:font-size-asian="13pt" style:font-size-complex="13pt"/>
      <style:map style:condition="cell-content-is-between(0;0,0;49)" style:apply-style-name="Untitled1" style:base-cell-address="'Image Classification'.H97"/>
      <style:map style:condition="cell-content-is-between(0;50,0;69)" style:apply-style-name="Untitled2" style:base-cell-address="'Image Classification'.H97"/>
      <style:map style:condition="cell-content-is-between(0;70,1;0)" style:apply-style-name="Untitled3" style:base-cell-address="'Image Classification'.H97"/>
    </style:style>
    <style:style style:name="ce37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  <style:map style:condition="cell-content-is-between(0;0,0;49)" style:apply-style-name="Untitled1" style:base-cell-address="'Image Classification'.H97"/>
      <style:map style:condition="cell-content-is-between(0;50,0;69)" style:apply-style-name="Untitled2" style:base-cell-address="'Image Classification'.H97"/>
      <style:map style:condition="cell-content-is-between(0;70,1;0)" style:apply-style-name="Untitled3" style:base-cell-address="'Image Classification'.H97"/>
    </style:style>
    <style:style style:name="ce49" style:family="table-cell" style:parent-style-name="Heading_20_1">
      <style:table-cell-properties fo:border="0.74pt solid #000000"/>
      <style:text-properties fo:font-size="20pt" style:font-size-asian="20pt" style:font-size-complex="20pt"/>
    </style:style>
    <style:style style:name="ce50" style:family="table-cell" style:parent-style-name="Accent_20_3">
      <style:table-cell-properties fo:border="0.74pt solid #000000"/>
      <style:text-properties fo:font-size="15pt" style:font-size-asian="15pt" style:font-size-complex="15pt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="0.74pt solid #000000"/>
      <style:text-properties fo:font-size="15pt" style:font-size-asian="15pt" style:font-size-complex="15pt"/>
    </style:style>
    <style:style style:name="ce53" style:family="table-cell" style:parent-style-name="Default">
      <style:table-cell-properties fo:background-color="#81d41a" style:text-align-source="fix" style:repeat-content="false" fo:border="0.74pt solid #000000"/>
      <style:paragraph-properties fo:text-align="end"/>
      <style:text-properties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5pt" style:font-size-asian="15pt" style:font-size-complex="15pt"/>
    </style:style>
    <style:style style:name="ce55" style:family="table-cell" style:parent-style-name="Default" style:data-style-name="N11">
      <style:table-cell-properties fo:background-color="#81d41a" fo:border="0.74pt solid #000000"/>
      <style:text-properties fo:font-size="15pt" style:font-size-asian="15pt" style:font-size-complex="15pt"/>
    </style:style>
    <style:style style:name="ce56" style:family="table-cell" style:parent-style-name="Default">
      <style:table-cell-properties fo:background-color="#ffff38" style:text-align-source="fix" style:repeat-content="false" fo:border="0.74pt solid #000000"/>
      <style:paragraph-properties fo:text-align="end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Image Classific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3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Modelli di Keras</text:p>
          </table:table-cell>
          <table:covered-table-cell table:number-columns-repeated="5"/>
          <table:table-cell table:style-name="ce38"/>
          <table:table-cell table:style-name="ce4" office:value-type="string" calcext:value-type="string" table:number-columns-spanned="6" table:number-rows-spanned="1">
            <text:p>Modelli di PyTorch</text:p>
          </table:table-cell>
          <table:covered-table-cell table:number-columns-repeated="5"/>
        </table:table-row>
        <table:table-row table:style-name="ro2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</table:table-row>
        <table:table-row table:style-name="ro3">
          <table:table-cell table:style-name="ce1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1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3"/>
          <table:table-cell table:style-name="ce33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76" calcext:value-type="float">
            <text:p>267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6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657" calcext:value-type="float">
            <text:p>265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4 MB</text:p>
          </table:table-cell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80" calcext:value-type="float">
            <text:p>3480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487" calcext:value-type="float">
            <text:p>3487</text:p>
          </table:table-cell>
          <table:covered-table-cell table:number-columns-repeated="2"/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682131022176905" calcext:value-type="percentage">
            <text:p>68.21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04" calcext:value-type="percentage">
            <text:p>70.40%</text:p>
          </table:table-cell>
          <table:table-cell table:style-name="ce14" table:formula="of:=[.B7]-[.D7]" office:value-type="percentage" office:value="-0.0218689778230946" calcext:value-type="percentage">
            <text:p>-2.19%</text:p>
          </table:table-cell>
          <table:table-cell table:style-name="ce35" table:number-columns-repeated="2"/>
          <table:table-cell table:style-name="ce2" office:value-type="string" calcext:value-type="string">
            <text:p>TOP 1</text:p>
          </table:table-cell>
          <table:table-cell table:style-name="ce18" office:value-type="percentage" office:value="0.677287789956666" calcext:value-type="percentage">
            <text:p>67.73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1878" calcext:value-type="percentage">
            <text:p>71.88%</text:p>
          </table:table-cell>
          <table:table-cell table:style-name="ce18" table:formula="of:=[.I7]-[.K7]" office:value-type="percentage" office:value="-0.0414922100433341" calcext:value-type="percentage">
            <text:p>-4.15%</text:p>
          </table:table-cell>
          <table:table-cell table:style-name="ce33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7076217180729" calcext:value-type="percentage">
            <text:p>88.71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895" calcext:value-type="percentage">
            <text:p>89.50%</text:p>
          </table:table-cell>
          <table:table-cell table:style-name="ce14" table:formula="of:=[.B8]-[.D8]" office:value-type="percentage" office:value="-0.00792378281927098" calcext:value-type="percentage">
            <text:p>-0.7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88860565893449" calcext:value-type="percentage">
            <text:p>88.89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0268" calcext:value-type="percentage">
            <text:p>90.27%</text:p>
          </table:table-cell>
          <table:table-cell table:style-name="ce14" table:formula="of:=[.I8]-[.K8]" office:value-type="percentage" office:value="-0.0138194341065512" calcext:value-type="percentage">
            <text:p>-1.38%</text:p>
          </table:table-cell>
          <table:table-cell table:style-name="ce33"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</table:table-row>
        <table:table-row table:style-name="ro3">
          <table:table-cell table:style-name="ce1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1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3"/>
          <table:table-cell table:style-name="ce33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983" calcext:value-type="float">
            <text:p>298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2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978" calcext:value-type="float">
            <text:p>2978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04 MB</text:p>
          </table:table-cell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643" calcext:value-type="float">
            <text:p>364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46" calcext:value-type="float">
            <text:p>3646</text:p>
          </table:table-cell>
          <table:covered-table-cell table:number-columns-repeated="2"/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760387458577619" calcext:value-type="percentage">
            <text:p>76.04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79" calcext:value-type="percentage">
            <text:p>77.90%</text:p>
          </table:table-cell>
          <table:table-cell table:style-name="ce14" table:formula="of:=[.B16]-[.D16]" office:value-type="percentage" office:value="-0.0186125414223809" calcext:value-type="percentage">
            <text:p>-1.86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59112923782819" calcext:value-type="percentage">
            <text:p>75.91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7294" calcext:value-type="percentage">
            <text:p>77.29%</text:p>
          </table:table-cell>
          <table:table-cell table:style-name="ce14" table:formula="of:=[.I16]-[.K16]" office:value-type="percentage" office:value="-0.0138270762171807" calcext:value-type="percentage">
            <text:p>-1.38%</text:p>
          </table:table-cell>
          <table:table-cell table:style-name="ce33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928626051491206" calcext:value-type="percentage">
            <text:p>92.86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37" calcext:value-type="percentage">
            <text:p>93.70%</text:p>
          </table:table-cell>
          <table:table-cell table:style-name="ce14" table:formula="of:=[.B17]-[.D17]" office:value-type="percentage" office:value="-0.00837394850879436" calcext:value-type="percentage">
            <text:p>-0.84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29390772368086" calcext:value-type="percentage">
            <text:p>92.94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345" calcext:value-type="percentage">
            <text:p>93.45%</text:p>
          </table:table-cell>
          <table:table-cell table:style-name="ce14" table:formula="of:=[.I17]-[.K17]" office:value-type="percentage" office:value="-0.00510922763191435" calcext:value-type="percentage">
            <text:p>-0.51%</text:p>
          </table:table-cell>
          <table:table-cell table:style-name="ce33"/>
        </table:table-row>
        <table:table-row table:style-name="ro5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</table:table-row>
        <table:table-row table:style-name="ro6" table:number-rows-repeated="2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</table:table-row>
        <table:table-row table:style-name="ro3">
          <table:table-cell table:style-name="ce1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1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3"/>
          <table:table-cell table:style-name="ce33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99" calcext:value-type="float">
            <text:p>2699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2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950" calcext:value-type="float">
            <text:p>2950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1 MB</text:p>
          </table:table-cell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96" calcext:value-type="float">
            <text:p>3496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56" calcext:value-type="float">
            <text:p>3656</text:p>
          </table:table-cell>
          <table:covered-table-cell table:number-columns-repeated="2"/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7993882232985" calcext:value-type="percentage">
            <text:p>68.80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8" calcext:value-type="percentage">
            <text:p>78.00%</text:p>
          </table:table-cell>
          <table:table-cell table:style-name="ce18" table:formula="of:=[.B25]-[.D25]" office:value-type="percentage" office:value="-0.0920061177670151" calcext:value-type="percentage">
            <text:p>-9.20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5197552893194" calcext:value-type="percentage">
            <text:p>75.20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8312" calcext:value-type="percentage">
            <text:p>78.31%</text:p>
          </table:table-cell>
          <table:table-cell table:style-name="ce18" table:formula="of:=[.I25]-[.K25]" office:value-type="percentage" office:value="-0.0311444710680601" calcext:value-type="percentage">
            <text:p>-3.11%</text:p>
          </table:table-cell>
          <table:table-cell table:style-name="ce33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91154728524089" calcext:value-type="percentage">
            <text:p>89.12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421" calcext:value-type="percentage">
            <text:p>94.21%</text:p>
          </table:table-cell>
          <table:table-cell table:style-name="ce18" table:formula="of:=[.B26]-[.D26]" office:value-type="percentage" office:value="-0.0509452714759113" calcext:value-type="percentage">
            <text:p>-5.0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1939841957685" calcext:value-type="percentage">
            <text:p>93.19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4046" calcext:value-type="percentage">
            <text:p>94.05%</text:p>
          </table:table-cell>
          <table:table-cell table:style-name="ce14" table:formula="of:=[.I26]-[.K26]" office:value-type="percentage" office:value="-0.00852015804231465" calcext:value-type="percentage">
            <text:p>-0.85%</text:p>
          </table:table-cell>
          <table:table-cell table:style-name="ce33"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</table:table-row>
        <table:table-row table:style-name="ro7">
          <table:table-cell table:style-name="ce1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3"/>
          <table:table-cell table:style-name="ce33"/>
          <table:table-cell/>
          <table:table-cell table:style-name="ce1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3"/>
          <table:table-cell table:style-name="ce33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67" calcext:value-type="float">
            <text:p>256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073" calcext:value-type="float">
            <text:p>207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4 MB</text:p>
          </table:table-cell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22" calcext:value-type="float">
            <text:p>3422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024" calcext:value-type="float">
            <text:p>3024</text:p>
          </table:table-cell>
          <table:covered-table-cell table:number-columns-repeated="2"/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3" office:value-type="percentage" office:value="0.6543" calcext:value-type="percentage">
            <text:p>65.43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601" calcext:value-type="percentage">
            <text:p>76.01%</text:p>
          </table:table-cell>
          <table:table-cell table:style-name="ce13" table:formula="of:=[.B34]-[.D34]" office:value-type="percentage" office:value="-0.1058" calcext:value-type="percentage">
            <text:p>-10.58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528422125924038" calcext:value-type="percentage">
            <text:p>52.84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56522" calcext:value-type="percentage">
            <text:p>56.52%</text:p>
          </table:table-cell>
          <table:table-cell table:style-name="ce18" table:formula="of:=[.I34]-[.K34]" office:value-type="percentage" office:value="-0.0367978740759622" calcext:value-type="percentage">
            <text:p>-3.68%</text:p>
          </table:table-cell>
          <table:table-cell table:style-name="ce33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7229161356105" calcext:value-type="percentage">
            <text:p>87.23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282" calcext:value-type="percentage">
            <text:p>92.82%</text:p>
          </table:table-cell>
          <table:table-cell table:style-name="ce18" table:formula="of:=[.B35]-[.D35]" office:value-type="percentage" office:value="-0.0559083864389498" calcext:value-type="percentage">
            <text:p>-5.5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770838643894978" calcext:value-type="percentage">
            <text:p>77.08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79066" calcext:value-type="percentage">
            <text:p>79.07%</text:p>
          </table:table-cell>
          <table:table-cell table:style-name="ce18" table:formula="of:=[.I35]-[.K35]" office:value-type="percentage" office:value="-0.0198213561050217" calcext:value-type="percentage">
            <text:p>-1.98%</text:p>
          </table:table-cell>
          <table:table-cell table:style-name="ce33"/>
        </table:table-row>
        <table:table-row table:style-name="ro5" table:number-rows-repeated="10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</table:table-row>
        <table:table-row table:style-name="ro7">
          <table:table-cell table:style-name="ce1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33"/>
          <table:table-cell/>
          <table:table-cell table:style-name="ce1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33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61" calcext:value-type="float">
            <text:p>266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853" calcext:value-type="float">
            <text:p>285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66" calcext:value-type="float">
            <text:p>3466</text:p>
          </table:table-cell>
          <table:covered-table-cell table:style-name="ce20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08" calcext:value-type="float">
            <text:p>3608</text:p>
          </table:table-cell>
          <table:covered-table-cell table:number-columns-repeated="2"/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20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78307417792506" calcext:value-type="percentage">
            <text:p>67.83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49" calcext:value-type="percentage">
            <text:p>74.90%</text:p>
          </table:table-cell>
          <table:table-cell table:style-name="ce18" table:formula="of:=[.B50]-[.D50]" office:value-type="percentage" office:value="-0.070692582207494" calcext:value-type="percentage">
            <text:p>-7.07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27249553912822" calcext:value-type="percentage">
            <text:p>72.72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613" calcext:value-type="percentage">
            <text:p>76.13%</text:p>
          </table:table-cell>
          <table:table-cell table:style-name="ce18" table:formula="of:=[.I50]-[.K50]" office:value-type="percentage" office:value="-0.0340504460871781" calcext:value-type="percentage">
            <text:p>-3.41%</text:p>
          </table:table-cell>
          <table:table-cell table:style-name="ce33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3507519755289" calcext:value-type="percentage">
            <text:p>88.35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12" calcext:value-type="percentage">
            <text:p>91.20%</text:p>
          </table:table-cell>
          <table:table-cell table:style-name="ce14" table:formula="of:=[.B51]-[.D51]" office:value-type="percentage" office:value="-0.0284924802447111" calcext:value-type="percentage">
            <text:p>-2.85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19704307927606" calcext:value-type="percentage">
            <text:p>91.97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2862" calcext:value-type="percentage">
            <text:p>92.86%</text:p>
          </table:table-cell>
          <table:table-cell table:style-name="ce14" table:formula="of:=[.I51]-[.K51]" office:value-type="percentage" office:value="-0.00891569207239362" calcext:value-type="percentage">
            <text:p>-0.89%</text:p>
          </table:table-cell>
          <table:table-cell table:style-name="ce33"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</table:table-row>
        <table:table-row table:style-name="ro7">
          <table:table-cell table:style-name="ce1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33"/>
          <table:table-cell/>
          <table:table-cell table:style-name="ce1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33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02" calcext:value-type="float">
            <text:p>250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663" calcext:value-type="float">
            <text:p>266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9" calcext:value-type="float">
            <text:p>3369</text:p>
          </table:table-cell>
          <table:covered-table-cell table:style-name="ce20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00" calcext:value-type="float">
            <text:p>3500</text:p>
          </table:table-cell>
          <table:covered-table-cell table:number-columns-repeated="2"/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20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37777211317869" calcext:value-type="percentage">
            <text:p>63.78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59]-[.D59]" office:value-type="percentage" office:value="-0.0752227886821309" calcext:value-type="percentage">
            <text:p>-7.52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678817231710426" calcext:value-type="percentage">
            <text:p>67.88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1592" calcext:value-type="percentage">
            <text:p>71.59%</text:p>
          </table:table-cell>
          <table:table-cell table:style-name="ce18" table:formula="of:=[.I59]-[.K59]" office:value-type="percentage" office:value="-0.0371027682895743" calcext:value-type="percentage">
            <text:p>-3.71%</text:p>
          </table:table-cell>
          <table:table-cell table:style-name="ce33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8781544736171" calcext:value-type="percentage">
            <text:p>85.88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001" calcext:value-type="percentage">
            <text:p>90.01%</text:p>
          </table:table-cell>
          <table:table-cell table:style-name="ce18" table:formula="of:=[.B60]-[.D60]" office:value-type="percentage" office:value="-0.041318455263829" calcext:value-type="percentage">
            <text:p>-4.13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92174356359929" calcext:value-type="percentage">
            <text:p>89.22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0382" calcext:value-type="percentage">
            <text:p>90.38%</text:p>
          </table:table-cell>
          <table:table-cell table:style-name="ce14" table:formula="of:=[.I60]-[.K60]" office:value-type="percentage" office:value="-0.0116456436400715" calcext:value-type="percentage">
            <text:p>-1.16%</text:p>
          </table:table-cell>
          <table:table-cell table:style-name="ce33"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</table:table-row>
        <table:table-row table:style-name="ro7">
          <table:table-cell table:style-name="ce1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33"/>
          <table:table-cell/>
          <table:table-cell table:style-name="ce1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33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16" calcext:value-type="float">
            <text:p>251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723" calcext:value-type="float">
            <text:p>272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5" calcext:value-type="float">
            <text:p>3365</text:p>
          </table:table-cell>
          <table:covered-table-cell table:style-name="ce20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02" calcext:value-type="float">
            <text:p>3502</text:p>
          </table:table-cell>
          <table:covered-table-cell table:number-columns-repeated="2"/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20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41345908743309" calcext:value-type="percentage">
            <text:p>64.13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68]-[.D68]" office:value-type="percentage" office:value="-0.071654091256691" calcext:value-type="percentage">
            <text:p>-7.17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694111649248024" calcext:value-type="percentage">
            <text:p>69.41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2376" calcext:value-type="percentage">
            <text:p>72.38%</text:p>
          </table:table-cell>
          <table:table-cell table:style-name="ce18" table:formula="of:=[.I68]-[.K68]" office:value-type="percentage" office:value="-0.0296483507519756" calcext:value-type="percentage">
            <text:p>-2.96%</text:p>
          </table:table-cell>
          <table:table-cell table:style-name="ce33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7761916900331" calcext:value-type="percentage">
            <text:p>85.78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" calcext:value-type="percentage">
            <text:p>90.00%</text:p>
          </table:table-cell>
          <table:table-cell table:style-name="ce18" table:formula="of:=[.B69]-[.D69]" office:value-type="percentage" office:value="-0.042238083099669" calcext:value-type="percentage">
            <text:p>-4.22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92684170277849" calcext:value-type="percentage">
            <text:p>89.27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0876" calcext:value-type="percentage">
            <text:p>90.88%</text:p>
          </table:table-cell>
          <table:table-cell table:style-name="ce18" table:formula="of:=[.I69]-[.K69]" office:value-type="percentage" office:value="-0.0160758297221514" calcext:value-type="percentage">
            <text:p>-1.61%</text:p>
          </table:table-cell>
          <table:table-cell table:style-name="ce33"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</table:table-row>
        <table:table-row table:style-name="ro7">
          <table:table-cell table:number-columns-repeated="5"/>
          <table:table-cell table:style-name="ce33"/>
          <table:table-cell/>
          <table:table-cell table:style-name="ce1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3"/>
          <table:table-cell table:style-name="ce33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040" calcext:value-type="float">
            <text:p>2040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 MB</text:p>
          </table:table-cell>
          <table:table-cell/>
          <table:table-cell table:style-name="ce33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026" calcext:value-type="float">
            <text:p>3026</text:p>
          </table:table-cell>
          <table:covered-table-cell table:number-columns-repeated="2"/>
          <table:table-cell/>
          <table:table-cell table:style-name="ce33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520010196278358" calcext:value-type="percentage">
            <text:p>52.00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58178" calcext:value-type="percentage">
            <text:p>58.18%</text:p>
          </table:table-cell>
          <table:table-cell table:style-name="ce13" table:formula="of:=[.I77]-[.K77]" office:value-type="percentage" office:value="-0.0617698037216415" calcext:value-type="percentage">
            <text:p>-6.18%</text:p>
          </table:table-cell>
          <table:table-cell table:style-name="ce33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771348457812898" calcext:value-type="percentage">
            <text:p>77.13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80624" calcext:value-type="percentage">
            <text:p>80.62%</text:p>
          </table:table-cell>
          <table:table-cell table:style-name="ce18" table:formula="of:=[.I78]-[.K78]" office:value-type="percentage" office:value="-0.0348915421871017" calcext:value-type="percentage">
            <text:p>-3.49%</text:p>
          </table:table-cell>
          <table:table-cell table:style-name="ce33"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</table:table-row>
        <table:table-row table:style-name="ro7">
          <table:table-cell table:number-columns-repeated="5"/>
          <table:table-cell table:style-name="ce33"/>
          <table:table-cell table:style-name="Default"/>
          <table:table-cell table:style-name="ce1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3"/>
          <table:table-cell table:style-name="ce33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Guess T1</text:p>
          </table:table-cell>
          <table:table-cell table:style-name="ce11" office:value-type="float" office:value="2773" calcext:value-type="float">
            <text:p>277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Guess T5</text:p>
          </table:table-cell>
          <table:table-cell table:style-name="ce11" office:value-type="float" office:value="3581" calcext:value-type="float">
            <text:p>3581</text:p>
          </table:table-cell>
          <table:covered-table-cell table:number-columns-repeated="2"/>
          <table:table-cell/>
          <table:table-cell table:style-name="ce33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P 1</text:p>
          </table:table-cell>
          <table:table-cell table:style-name="ce18" office:value-type="percentage" office:value="0.706856997196023" calcext:value-type="percentage">
            <text:p>70.69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4218" calcext:value-type="percentage">
            <text:p>74.22%</text:p>
          </table:table-cell>
          <table:table-cell table:style-name="ce18" table:formula="of:=[.I86]-[.K86]" office:value-type="percentage" office:value="-0.0353230028039766" calcext:value-type="percentage">
            <text:p>-3.53%</text:p>
          </table:table-cell>
          <table:table-cell table:style-name="ce33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P 5</text:p>
          </table:table-cell>
          <table:table-cell table:style-name="ce18" office:value-type="percentage" office:value="0.912821820035687" calcext:value-type="percentage">
            <text:p>91.28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1842" calcext:value-type="percentage">
            <text:p>91.84%</text:p>
          </table:table-cell>
          <table:table-cell table:style-name="ce14" table:formula="of:=[.I87]-[.K87]" office:value-type="percentage" office:value="-0.005598179964313" calcext:value-type="percentage">
            <text:p>-0.56%</text:p>
          </table:table-cell>
          <table:table-cell table:style-name="ce33"/>
        </table:table-row>
        <table:table-row table:style-name="ro5" table:number-rows-repeated="2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</table:table-row>
        <table:table-row table:style-name="ro5">
          <table:table-cell table:number-columns-repeated="6"/>
          <table:table-cell table:style-name="Default"/>
          <table:table-cell table:number-columns-repeated="6"/>
        </table:table-row>
        <table:table-row table:style-name="ro5">
          <table:table-cell table:number-columns-repeated="6"/>
          <table:table-cell table:style-name="Default"/>
          <table:table-cell table:number-columns-repeated="6"/>
        </table:table-row>
        <table:table-row table:style-name="ro5">
          <table:table-cell table:number-columns-repeated="13"/>
        </table:table-row>
        <table:table-row table:style-name="ro7">
          <table:table-cell table:style-name="ce1" office:value-type="string" calcext:value-type="string" table:number-columns-spanned="2" table:number-rows-spanned="1">
            <text:p>MX Resnet152</text:p>
          </table:table-cell>
          <table:covered-table-cell/>
          <table:table-cell table:number-columns-repeated="3"/>
          <table:table-cell table:style-name="ce1" office:value-type="string" calcext:value-type="string" table:number-columns-spanned="3" table:number-rows-spanned="1">
            <text:p>GrayScale</text:p>
          </table:table-cell>
          <table:covered-table-cell table:style-name="ce1"/>
          <table:covered-table-cell table:style-name="ce3"/>
          <table:table-cell table:number-columns-repeated="5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844" calcext:value-type="float">
            <text:p>2844</text:p>
          </table:table-cell>
          <table:table-cell table:style-name="ce20" office:value-type="string" calcext:value-type="string">
            <text:p>Classification T</text:p>
          </table:table-cell>
          <table:table-cell table:style-name="ce16" office:value-type="string" calcext:value-type="string">
            <text:p>&lt; 6s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2"/>
          <table:table-cell table:style-name="ce11" office:value-type="float" office:value="2610" calcext:value-type="float">
            <text:p>2610</text:p>
          </table:table-cell>
          <table:table-cell table:style-name="ce11" table:formula="of:=[.H94]-[.B94]" office:value-type="float" office:value="-234" calcext:value-type="float">
            <text:p>-234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596" calcext:value-type="float">
            <text:p>3596</text:p>
          </table:table-cell>
          <table:table-cell table:style-name="ce20" office:value-type="string" calcext:value-type="string">
            <text:p>Model Size</text:p>
          </table:table-cell>
          <table:table-cell table:style-name="ce17" office:value-type="string" calcext:value-type="string">
            <text:p>215 MB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2"/>
          <table:table-cell table:style-name="ce11" office:value-type="float" office:value="3451" calcext:value-type="float">
            <text:p>3451</text:p>
          </table:table-cell>
          <table:table-cell table:style-name="ce11" table:formula="of:=[.H95]-[.B95]" office:value-type="float" office:value="-145" calcext:value-type="float">
            <text:p>-145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table:style-name="ce20" office:value-type="string" calcext:value-type="string">
            <text:p>Resources</text:p>
          </table:table-cell>
          <table:table-cell table:style-name="ce34" office:value-type="string" calcext:value-type="string">
            <text:p>Medium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2"/>
          <table:table-cell table:style-name="ce11" office:value-type="float" office:value="3923" calcext:value-type="float">
            <text:p>3923</text:p>
          </table:table-cell>
          <table:table-cell table:style-name="ce11" table:formula="of:=[.H96]-[.B96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724955391282182" calcext:value-type="percentage">
            <text:p>72.50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742" calcext:value-type="percentage">
            <text:p>77.42%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2"/>
          <table:table-cell table:style-name="ce36" office:value-type="percentage" office:value="0.665307162885547" calcext:value-type="percentage">
            <text:p>66.53%</text:p>
          </table:table-cell>
          <table:table-cell table:style-name="ce13" table:formula="of:=[.H97]-[.B97]" office:value-type="percentage" office:value="-0.0596482283966352" calcext:value-type="percentage">
            <text:p>-5.96%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916645424420087" calcext:value-type="percentage">
            <text:p>91.66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421" calcext:value-type="percentage">
            <text:p>94.21%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2"/>
          <table:table-cell table:style-name="ce37" office:value-type="percentage" office:value="0.87968391537089" calcext:value-type="percentage">
            <text:p>87.97%</text:p>
          </table:table-cell>
          <table:table-cell table:style-name="ce13" table:formula="of:=[.H98]-[.B98]" office:value-type="percentage" office:value="-0.0369615090491974" calcext:value-type="percentage">
            <text:p>-3.70%</text:p>
          </table:table-cell>
          <table:table-cell table:number-columns-repeated="4"/>
        </table:table-row>
        <table:table-row table:style-name="ro5" table:number-rows-repeated="4">
          <table:table-cell table:number-columns-repeated="13"/>
        </table:table-row>
        <table:table-row table:style-name="ro7">
          <table:table-cell table:style-name="ce1" office:value-type="string" calcext:value-type="string" table:number-columns-spanned="2" table:number-rows-spanned="1">
            <text:p>VCC19 BN</text:p>
          </table:table-cell>
          <table:covered-table-cell/>
          <table:table-cell table:number-columns-repeated="11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30" calcext:value-type="float">
            <text:p>30</text:p>
          </table:table-cell>
          <table:table-cell table:style-name="ce20" office:value-type="string" calcext:value-type="string">
            <text:p>Classification T</text:p>
          </table:table-cell>
          <table:table-cell table:style-name="ce16" office:value-type="string" calcext:value-type="string">
            <text:p>~ 10s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106" calcext:value-type="float">
            <text:p>106</text:p>
          </table:table-cell>
          <table:table-cell table:style-name="ce20" office:value-type="string" calcext:value-type="string">
            <text:p>Model Size</text:p>
          </table:table-cell>
          <table:table-cell table:style-name="ce17" office:value-type="string" calcext:value-type="string">
            <text:p>507 MB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table:style-name="ce20" office:value-type="string" calcext:value-type="string">
            <text:p>Resources</text:p>
          </table:table-cell>
          <table:table-cell table:style-name="ce24" office:value-type="string" calcext:value-type="string">
            <text:p>High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3" office:value-type="percentage" office:value="0.00764720876879939" calcext:value-type="percentage">
            <text:p>0.76%</text:p>
          </table:table-cell>
          <table:table-cell table:style-name="ce20" office:value-type="string" calcext:value-type="string">
            <text:p>Expected TOP 1</text:p>
          </table:table-cell>
          <table:table-cell table:style-name="ce18" office:value-type="percentage" office:value="0.7383" calcext:value-type="percentage">
            <text:p>73.83%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3" office:value-type="percentage" office:value="0.0270201376497578" calcext:value-type="percentage">
            <text:p>2.70%</text:p>
          </table:table-cell>
          <table:table-cell table:style-name="ce20" office:value-type="string" calcext:value-type="string">
            <text:p>Expected TOP 5</text:p>
          </table:table-cell>
          <table:table-cell table:style-name="ce18" office:value-type="percentage" office:value="0.9179" calcext:value-type="percentage">
            <text:p>91.79%</text:p>
          </table:table-cell>
          <table:table-cell table:number-columns-repeated="9"/>
        </table:table-row>
        <table:table-row table:style-name="ro5" table:number-rows-repeated="1048467">
          <table:table-cell table:number-columns-repeated="13"/>
        </table:table-row>
        <table:table-row table:style-name="ro5">
          <table:table-cell table:number-columns-repeated="13"/>
        </table:table-row>
        <calcext:conditional-formats>
          <calcext:conditional-format calcext:target-range-address="'Image Classification'.H97:'Image Classification'.H98">
            <calcext:condition calcext:apply-style-name="Untitled1" calcext:value="between(0;0,0;49)" calcext:base-cell-address="'Image Classification'.H97"/>
            <calcext:condition calcext:apply-style-name="Untitled2" calcext:value="between(0;50,0;69)" calcext:base-cell-address="'Image Classification'.H97"/>
            <calcext:condition calcext:apply-style-name="Untitled3" calcext:value="between(0;70,1;0)" calcext:base-cell-address="'Image Classification'.H97"/>
          </calcext:conditional-format>
        </calcext:conditional-formats>
      </table:table>
      <table:table table:name="Image Segmentation" table:style-name="ta1">
        <table:table-column table:style-name="co7" table:default-cell-style-name="ce50"/>
        <table:table-column table:style-name="co8" table:default-cell-style-name="ce52"/>
        <table:table-row table:style-name="ro8">
          <table:table-cell table:style-name="ce49" office:value-type="string" calcext:value-type="string">
            <text:p>Tiny YOLO</text:p>
          </table:table-cell>
          <table:table-cell table:style-name="ce51"/>
        </table:table-row>
        <table:table-row table:style-name="ro9">
          <table:table-cell office:value-type="string" calcext:value-type="string">
            <text:p>Correct Guesses</text:p>
          </table:table-cell>
          <table:table-cell office:value-type="float" office:value="12964" calcext:value-type="float">
            <text:p>12964</text:p>
          </table:table-cell>
        </table:table-row>
        <table:table-row table:style-name="ro9">
          <table:table-cell office:value-type="string" calcext:value-type="string">
            <text:p>Total Images</text:p>
          </table:table-cell>
          <table:table-cell office:value-type="float" office:value="17125" calcext:value-type="float">
            <text:p>17125</text:p>
          </table:table-cell>
        </table:table-row>
        <table:table-row table:style-name="ro9">
          <table:table-cell office:value-type="string" calcext:value-type="string">
            <text:p>Detection Time</text:p>
          </table:table-cell>
          <table:table-cell table:style-name="ce53" office:value-type="string" calcext:value-type="string">
            <text:p>~ 1s</text:p>
          </table:table-cell>
        </table:table-row>
        <table:table-row table:style-name="ro9">
          <table:table-cell office:value-type="string" calcext:value-type="string">
            <text:p>Model Size</text:p>
          </table:table-cell>
          <table:table-cell table:style-name="ce54" office:value-type="string" calcext:value-type="string">
            <text:p>60MB</text:p>
          </table:table-cell>
        </table:table-row>
        <table:table-row table:style-name="ro9">
          <table:table-cell office:value-type="string" calcext:value-type="string">
            <text:p>Precision</text:p>
          </table:table-cell>
          <table:table-cell table:style-name="ce55" table:formula="of:=[.B2]/[.B3]" office:value-type="percentage" office:value="0.757021897810219" calcext:value-type="percentage">
            <text:p>75.70%</text:p>
          </table:table-cell>
        </table:table-row>
        <table:table-row table:style-name="ro5" table:number-rows-repeated="3">
          <table:table-cell table:style-name="Default" table:number-columns-repeated="2"/>
        </table:table-row>
        <table:table-row table:style-name="ro8">
          <table:table-cell table:style-name="ce49" office:value-type="string" calcext:value-type="string">
            <text:p>YOLO V2</text:p>
          </table:table-cell>
          <table:table-cell table:style-name="ce51"/>
        </table:table-row>
        <table:table-row table:style-name="ro9">
          <table:table-cell office:value-type="string" calcext:value-type="string">
            <text:p>Correct Guesses</text:p>
          </table:table-cell>
          <table:table-cell office:value-type="float" office:value="6119" calcext:value-type="float">
            <text:p>6119</text:p>
          </table:table-cell>
        </table:table-row>
        <table:table-row table:style-name="ro9">
          <table:table-cell office:value-type="string" calcext:value-type="string">
            <text:p>Total Images</text:p>
          </table:table-cell>
          <table:table-cell office:value-type="float" office:value="6432" calcext:value-type="float">
            <text:p>6432</text:p>
          </table:table-cell>
        </table:table-row>
        <table:table-row table:style-name="ro9">
          <table:table-cell office:value-type="string" calcext:value-type="string">
            <text:p>Detection Time</text:p>
          </table:table-cell>
          <table:table-cell table:style-name="ce56" office:value-type="string" calcext:value-type="string">
            <text:p>~ 6s</text:p>
          </table:table-cell>
        </table:table-row>
        <table:table-row table:style-name="ro9">
          <table:table-cell office:value-type="string" calcext:value-type="string">
            <text:p>Model Size</text:p>
          </table:table-cell>
          <table:table-cell table:style-name="ce54" office:value-type="string" calcext:value-type="string">
            <text:p>200MB</text:p>
          </table:table-cell>
        </table:table-row>
        <table:table-row table:style-name="ro9">
          <table:table-cell office:value-type="string" calcext:value-type="string">
            <text:p>Precision</text:p>
          </table:table-cell>
          <table:table-cell table:style-name="ce55" table:formula="of:=[.B11]/[.B12]" office:value-type="percentage" office:value="0.951337064676617" calcext:value-type="percentage">
            <text:p>95.1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81d41a"/>
    </style:style>
  </office:styles>
  <office:automatic-styles>
    <style:page-layout style:name="Mpm1">
      <style:page-layout-properties fo:page-width="16.5354in" fo:page-height="11.6929in" style:num-format="1" style:print-orientation="landscape"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09:01:59.136209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3-30T09:58:54.576038506</dc:date>
    <meta:editing-duration>PT6H11M10S</meta:editing-duration>
    <meta:editing-cycles>52</meta:editing-cycles>
    <meta:generator>LibreOffice/7.0.3.1$Linux_X86_64 LibreOffice_project/00$Build-1</meta:generator>
    <meta:document-statistic meta:table-count="2" meta:cell-count="386" meta:object-count="0"/>
  </office:meta>
</office:document-meta>
</file>